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78366666666667cm"/>
    </style:style>
    <style:style style:name="co3" style:family="table-column">
      <style:table-column-properties fo:break-before="auto" style:column-width="4.106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RDI</text:p>
          </table:table-cell>
          <table:table-cell table:style-name="ce2"/>
          <table:table-cell office:value-type="string" table:style-name="ce2">
            <text:p># publications (per middleware)</text:p>
          </table:table-cell>
          <table:table-cell table:style-name="ce2"/>
          <table:table-cell office:value-type="string" table:style-name="ce2">
            <text:p>F Score (avg.)</text:p>
          </table:table-cell>
          <table:table-cell office:value-type="string" table:style-name="ce2">
            <text:p>A Score (avg.)</text:p>
          </table:table-cell>
          <table:table-cell office:value-type="string" table:style-name="ce2">
            <text:p>I Score (avg.)</text:p>
          </table:table-cell>
          <table:table-cell office:value-type="string" table:style-name="ce2">
            <text:p>R Score (avg.)</text:p>
          </table:table-cell>
          <table:table-cell table:style-name="ce2"/>
          <table:table-cell office:value-type="string" table:style-name="ce2">
            <text:p>average (F+A+I+R)/4</text:p>
          </table:table-cell>
          <table:table-cell office:value-type="string" table:style-name="ce2">
            <text:p>average (all individual tests)</text:p>
          </table:table-cell>
          <table:table-cell table:number-columns-repeated="16373"/>
        </table:table-row>
        <table:table-row table:number-rows-repeated="2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bonares</text:p>
          </table:table-cell>
          <table:table-cell table:style-name="ce2"/>
          <table:table-cell office:value-type="float" office:value="372" table:style-name="ce2">
            <text:p>372</text:p>
          </table:table-cell>
          <table:table-cell table:style-name="ce2"/>
          <table:table-cell office:value-type="float" office:value="0.54119914999999996" table:style-name="ce3">
            <text:p>0,54119915</text:p>
          </table:table-cell>
          <table:table-cell office:value-type="float" office:value="0.33378136000000003" table:style-name="ce3">
            <text:p>0,33378136</text:p>
          </table:table-cell>
          <table:table-cell office:value-type="float" office:value="0.41137433000000001" table:style-name="ce3">
            <text:p>0,41137433</text:p>
          </table:table-cell>
          <table:table-cell office:value-type="float" office:value="0.359487" table:style-name="ce3">
            <text:p>0,359487</text:p>
          </table:table-cell>
          <table:table-cell table:style-name="ce2"/>
          <table:table-cell office:value-type="float" office:value="0.41146046000000003" table:formula="of:=SUM([.E4:.H4])/4" table:style-name="ce2">
            <text:p>0,41146046</text:p>
          </table:table-cell>
          <table:table-cell office:value-type="float" office:value="0.42216846000000002" table:style-name="ce3">
            <text:p>0,42216846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e!dal</text:p>
          </table:table-cell>
          <table:table-cell table:style-name="ce2"/>
          <table:table-cell office:value-type="float" office:value="92" table:style-name="ce2">
            <text:p>92</text:p>
          </table:table-cell>
          <table:table-cell table:style-name="ce2"/>
          <table:table-cell office:value-type="float" office:value="0.64118620000000004" table:style-name="ce3">
            <text:p>0,6411862</text:p>
          </table:table-cell>
          <table:table-cell office:value-type="float" office:value="0.52400360000000001" table:style-name="ce3">
            <text:p>0,5240036</text:p>
          </table:table-cell>
          <table:table-cell office:value-type="float" office:value="0.61345106000000005" table:style-name="ce3">
            <text:p>0,61345106</text:p>
          </table:table-cell>
          <table:table-cell office:value-type="float" office:value="0.41734599999999999" table:style-name="ce3">
            <text:p>0,417346</text:p>
          </table:table-cell>
          <table:table-cell table:style-name="ce2"/>
          <table:table-cell office:value-type="float" office:value="0.54899671500000002" table:formula="of:=SUM([.E6:.H6])/4" table:style-name="ce2">
            <text:p>0,548996715</text:p>
          </table:table-cell>
          <table:table-cell office:value-type="float" office:value="0.54489129999999997" table:style-name="ce3">
            <text:p>0,5448913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nsfi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0.62595909999999999" table:style-name="ce3">
            <text:p>0,6259591</text:p>
          </table:table-cell>
          <table:table-cell office:value-type="float" office:value="0.50490195000000004" table:style-name="ce3">
            <text:p>0,50490195</text:p>
          </table:table-cell>
          <table:table-cell office:value-type="float" office:value="0.61029409999999995" table:style-name="ce3">
            <text:p>0,6102941</text:p>
          </table:table-cell>
          <table:table-cell office:value-type="float" office:value="0.37990197999999997" table:style-name="ce3">
            <text:p>0,37990198</text:p>
          </table:table-cell>
          <table:table-cell table:style-name="ce2"/>
          <table:table-cell office:value-type="float" office:value="0.53026428250000002" table:formula="of:=SUM([.E8:.H8])/4" table:style-name="ce2">
            <text:p>0,530264283</text:p>
          </table:table-cell>
          <table:table-cell office:value-type="float" office:value="0.52450980000000003" table:style-name="ce2">
            <text:p>0,5245098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openagrar</text:p>
          </table:table-cell>
          <table:table-cell table:style-name="ce2"/>
          <table:table-cell office:value-type="float" office:value="784" table:style-name="ce2">
            <text:p>784</text:p>
          </table:table-cell>
          <table:table-cell table:style-name="ce2"/>
          <table:table-cell office:value-type="float" office:value="0.68875260000000005" table:style-name="ce3">
            <text:p>0,6887526</text:p>
          </table:table-cell>
          <table:table-cell office:value-type="float" office:value="0.55543730000000002" table:style-name="ce3">
            <text:p>0,5554373</text:p>
          </table:table-cell>
          <table:table-cell office:value-type="float" office:value="0.62865126000000005" table:style-name="ce3">
            <text:p>0,62865126</text:p>
          </table:table-cell>
          <table:table-cell office:value-type="float" office:value="0.54664575999999998" table:style-name="ce3">
            <text:p>0,54664576</text:p>
          </table:table-cell>
          <table:table-cell table:style-name="ce2"/>
          <table:table-cell office:value-type="float" office:value="0.60487173000000005" table:formula="of:=SUM([.E10:.H10])/4" table:style-name="ce2">
            <text:p>0,60487173</text:p>
          </table:table-cell>
          <table:table-cell office:value-type="float" office:value="0.60910934000000005" table:style-name="ce3">
            <text:p>0,60910934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publisso</text:p>
          </table:table-cell>
          <table:table-cell table:style-name="ce2"/>
          <table:table-cell office:value-type="float" office:value="53" table:style-name="ce2">
            <text:p>53</text:p>
          </table:table-cell>
          <table:table-cell table:style-name="ce2"/>
          <table:table-cell office:value-type="float" office:value="0.55291224000000005" table:style-name="ce3">
            <text:p>0,55291224</text:p>
          </table:table-cell>
          <table:table-cell office:value-type="float" office:value="0.45754716000000001" table:style-name="ce3">
            <text:p>0,45754716</text:p>
          </table:table-cell>
          <table:table-cell office:value-type="float" office:value="0.43573114000000002" table:style-name="ce3">
            <text:p>0,43573114</text:p>
          </table:table-cell>
          <table:table-cell office:value-type="float" office:value="0.26100630000000002" table:style-name="ce3">
            <text:p>0,2610063</text:p>
          </table:table-cell>
          <table:table-cell table:style-name="ce2"/>
          <table:table-cell office:value-type="float" office:value="0.42679920999999998" table:formula="of:=SUM([.E12:.H12])/4" table:style-name="ce2">
            <text:p>0,42679921</text:p>
          </table:table-cell>
          <table:table-cell office:value-type="float" office:value="0.41924527" table:style-name="ce3">
            <text:p>0,41924527</text:p>
          </table:table-cell>
          <table:table-cell table:number-columns-repeated="16373"/>
        </table:table-row>
        <table:table-row table:number-rows-repeated="4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Total</text:p>
          </table:table-cell>
          <table:table-cell table:style-name="ce2"/>
          <table:table-cell office:value-type="float" office:value="1318" table:formula="of:=SUM([.C4:.C12])" table:style-name="ce2">
            <text:p>1318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Average</text:p>
          </table:table-cell>
          <table:table-cell table:style-name="ce2"/>
          <table:table-cell office:value-type="float" office:value="263.60000000000002" table:formula="of:=SUM([.C4:.C12])/5" table:style-name="ce2">
            <text:p>263,6</text:p>
          </table:table-cell>
          <table:table-cell table:style-name="ce2"/>
          <table:table-cell office:value-type="float" office:value="0.61000185800000006" table:formula="of:=SUM([.E4:.E12])/5" table:style-name="ce2">
            <text:p>0,610001858</text:p>
          </table:table-cell>
          <table:table-cell office:value-type="float" office:value="0.47513427400000002" table:formula="of:=SUM([.F4:.F12])/5" table:style-name="ce2">
            <text:p>0,475134274</text:p>
          </table:table-cell>
          <table:table-cell office:value-type="float" office:value="0.53990037800000001" table:formula="of:=SUM([.G4:.G12])/5" table:style-name="ce2">
            <text:p>0,539900378</text:p>
          </table:table-cell>
          <table:table-cell office:value-type="float" office:value="0.39287740800000004" table:formula="of:=SUM([.H4:.H12])/5" table:style-name="ce2">
            <text:p>0,392877408</text:p>
          </table:table-cell>
          <table:table-cell table:style-name="ce2"/>
          <table:table-cell office:value-type="float" office:value="0.50447847950000002" table:formula="of:=SUM([.J4:.J12])/5" table:style-name="ce2">
            <text:p>0,50447848</text:p>
          </table:table-cell>
          <table:table-cell office:value-type="float" office:value="0.50398483400000005" table:formula="of:=SUM([.K4:.K12])/5" table:style-name="ce2">
            <text:p>0,503984834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ascha Daniló Jung</dc:creator>
    <meta:creation-date>2025-12-12T20:29:46Z</meta:creation-date>
    <dc:date>2025-12-12T19:52:07Z</dc:date>
    <meta:editing-cycles>2</meta:editing-cycles>
    <meta:editing-duration>PT0S</meta:editing-duration>
  </office:meta>
</office:document-meta>
</file>